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1.811cm" fo:margin-left="0.328cm" fo:margin-right="4.861cm" table:align="margins"/>
    </style:style>
    <style:style style:name="表格1.A" style:family="table-column">
      <style:table-column-properties style:column-width="11.811cm" style:rel-column-width="6696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11.617cm" table:align="margins"/>
    </style:style>
    <style:style style:name="表格2.A" style:family="table-column">
      <style:table-column-properties style:column-width="2.171cm" style:rel-column-width="1231*"/>
    </style:style>
    <style:style style:name="表格2.B" style:family="table-column">
      <style:table-column-properties style:column-width="5.068cm" style:rel-column-width="2873*"/>
    </style:style>
    <style:style style:name="表格2.C" style:family="table-column">
      <style:table-column-properties style:column-width="2.011cm" style:rel-column-width="1140*"/>
    </style:style>
    <style:style style:name="表格2.D" style:family="table-column">
      <style:table-column-properties style:column-width="2.367cm" style:rel-column-width="1342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B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text-align="center" style:justify-single-word="false"/>
      <style:text-properties fo:color="#000000" style:font-name-asian="ËÎÌå" style:font-size-asian="18pt" style:language-asian="zh" style:country-asian="CN"/>
    </style:style>
    <style:style style:name="P5" style:family="paragraph" style:parent-style-name="Text_20_body">
      <style:paragraph-properties fo:margin-top="0cm" fo:margin-bottom="0cm"/>
      <style:text-properties fo:color="#000000" style:font-name="ËÎÌå" fo:font-size="10.5pt"/>
    </style:style>
    <style:style style:name="P6" style:family="paragraph" style:parent-style-name="Text_20_body">
      <style:paragraph-properties fo:margin-top="0cm" fo:margin-bottom="0cm" fo:text-align="center" style:justify-single-word="false"/>
    </style:style>
    <style:style style:name="P7" style:family="paragraph" style:parent-style-name="Table_20_Contents">
      <style:text-properties style:language-asian="zh" style:country-asian="CN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 style:font-name="ËÎÌå" fo:font-size="10.5pt"/>
    </style:style>
    <style:style style:name="T2" style:family="text">
      <style:text-properties fo:color="#000000" style:font-name-asian="ËÎÌå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4">奥拓电子物料标识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row>
                <table:table-cell table:style-name="表格2.A1" office:value-type="string">
                  <text:p text:style-name="P1">供应商</text:p>
                </table:table-cell>
                <table:table-cell table:style-name="表格2.A1" office:value-type="string">
                  <text:p text:style-name="P1">牧泰莱电路技术有限公司</text:p>
                </table:table-cell>
                <table:table-cell table:style-name="表格2.A1" office:value-type="string">
                  <text:p text:style-name="P1">采 购 单</text:p>
                </table:table-cell>
                <table:table-cell table:style-name="表格2.D1" office:value-type="string">
                  <text:p text:style-name="Table_20_Contents"/>
                </table:table-cell>
              </table:table-row>
              <table:table-row>
                <table:table-cell table:style-name="表格2.A1" office:value-type="string">
                  <text:p text:style-name="P1">物料编码</text:p>
                </table:table-cell>
                <table:table-cell table:style-name="表格2.B2" office:value-type="string">
                  <text:p text:style-name="Table_20_Contents"/>
                </table:table-cell>
                <table:table-cell table:style-name="表格2.B2" office:value-type="string">
                  <text:p text:style-name="P1">条 形 码</text:p>
                </table:table-cell>
                <table:table-cell table:style-name="表格2.D2" office:value-type="string">
                  <text:p text:style-name="P5">B10128</text:p>
                  <text:p text:style-name="Table_20_Contents"/>
                </table:table-cell>
              </table:table-row>
              <table:table-row>
                <table:table-cell table:style-name="表格2.B2" office:value-type="string">
                  <text:p text:style-name="P1">描述</text:p>
                  <text:p text:style-name="Table_20_Contents"/>
                </table:table-cell>
                <table:table-cell table:style-name="表格2.D2" table:number-columns-spanned="3" office:value-type="string">
                  <text:p text:style-name="P6"><text:span text:style-name="T1">LED,FM-XXXXXXXBIK,SMD</text:span><text:span text:style-name="T2">三合一</text:span><text:span text:style-name="T1">,3.5mm*2.8mm*1.9mm 4PIN,RoHS<text:tab/></text:span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表格2.B2" office:value-type="string">
                  <text:p text:style-name="P1">包装</text:p>
                </table:table-cell>
                <table:table-cell table:style-name="表格2.D2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  <table:table-row>
                <table:table-cell table:style-name="表格2.B2" office:value-type="string">
                  <text:p text:style-name="P1">数量</text:p>
                </table:table-cell>
                <table:table-cell table:style-name="表格2.D2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  <table:table-row>
                <table:table-cell table:style-name="表格2.B2" office:value-type="string">
                  <text:p text:style-name="P1">日期备注</text:p>
                </table:table-cell>
                <table:table-cell table:style-name="表格2.D2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55:15.98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3" meta:word-count="31" meta:character-count="130"/>
  </office:meta>
</office:document-meta>
</file>